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cm"/>
    </style:style>
    <style:style style:name="gr3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08cm"/>
    </style:style>
    <style:style style:name="gr4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34cm"/>
    </style:style>
    <style:style style:name="gr5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cm"/>
    </style:style>
    <style:style style:name="gr6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08cm"/>
    </style:style>
    <style:style style:name="gr7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32cm"/>
    </style:style>
    <style:style style:name="gr8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31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9cm" svg:height="0.3cm" svg:x="5.866cm" svg:y="1.48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08cm" svg:height="0.3cm" svg:x="8.547cm" svg:y="1.48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34cm" svg:height="0.3cm" svg:x="15.026cm" svg:y="1.48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cm" svg:height="0.3cm" svg:x="3.971cm" svg:y="1.48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cm" svg:height="0.3cm" svg:x="3.033cm" svg:y="1.48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08cm" svg:height="0.3cm" svg:x="10.464cm" svg:y="1.48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08cm" svg:height="0.3cm" svg:x="9.517cm" svg:y="1.48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08cm" svg:height="0.3cm" svg:x="12.279cm" svg:y="1.48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08cm" svg:height="0.3cm" svg:x="11.333cm" svg:y="1.48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32cm" svg:height="0.3cm" svg:x="17.868cm" svg:y="1.48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931cm" svg:height="0.3cm" svg:x="16.897cm" svg:y="1.48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32cm" svg:height="0.3cm" svg:x="14.14cm" svg:y="1.48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32cm" svg:height="0.3cm" svg:x="15.985cm" svg:y="1.48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09T18:29:57.062783585</dc:date>
    <meta:editing-duration>PT1H21M30S</meta:editing-duration>
    <meta:editing-cycles>17</meta:editing-cycles>
    <meta:generator>LibreOffice/6.0.7.3$Linux_X86_64 LibreOffice_project/00m0$Build-3</meta:generator>
    <meta:document-statistic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8.459cm" svg:y="0cm" style:legend-expansion="custom" chartooo:width="12.541cm" chartooo:height="1.222cm" style:legend-expansion-aspect-ratio="10.2626841243863" chart:style-name="ch2"/>
        <chart:plot-area chart:style-name="ch3" chart:data-source-has-labels="both" svg:x="1.125cm" svg:y="1.548cm" svg:width="19.449cm" svg:height="7.993cm">
          <chartooo:coordinate-region svg:x="2.09cm" svg:y="1.8cm" svg:width="18.484cm" svg:height="5.083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.198cm" svg:y="7.25cm" chart:style-name="ch6">
              <text:p>number of comparisons
relative to BAS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repeated="20"/>
          </chart:series>
          <chart:series chart:style-name="ch9" chart:values-cell-range-address="local-table.$B$4:.$U$4" chart:label-cell-address="local-table.$A$4" chart:class="chart:bar">
            <chart:data-point chart:repeated="20"/>
          </chart:series>
          <chart:series chart:style-name="ch10" chart:values-cell-range-address="local-table.$B$5:.$U$5" chart:label-cell-address="local-table.$A$5" chart:class="chart:bar">
            <chart:data-point chart:repeated="20"/>
          </chart:series>
          <chart:series chart:style-name="ch11" chart:values-cell-range-address="local-table.$B$6:.$U$6" chart:label-cell-address="local-table.$A$6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16.0465868650922">
                <text:p>16.0465868650922</text:p>
              </table:table-cell>
              <table:table-cell office:value-type="float" office:value="9.99478161039503">
                <text:p>9.99478161039503</text:p>
              </table:table-cell>
              <table:table-cell office:value-type="float" office:value="14.646933975793">
                <text:p>14.646933975793</text:p>
              </table:table-cell>
              <table:table-cell office:value-type="float" office:value="12.2867205433791">
                <text:p>12.2867205433791</text:p>
              </table:table-cell>
              <table:table-cell office:value-type="float" office:value="14.1919993139819">
                <text:p>14.1919993139819</text:p>
              </table:table-cell>
              <table:table-cell office:value-type="float" office:value="11.2395346094886">
                <text:p>11.2395346094886</text:p>
              </table:table-cell>
              <table:table-cell office:value-type="float" office:value="16.4465841357176">
                <text:p>16.4465841357176</text:p>
              </table:table-cell>
              <table:table-cell office:value-type="float" office:value="13.0815799059828">
                <text:p>13.0815799059828</text:p>
              </table:table-cell>
              <table:table-cell office:value-type="float" office:value="9.10477499141189">
                <text:p>9.10477499141189</text:p>
              </table:table-cell>
              <table:table-cell office:value-type="float" office:value="29.6725784447476">
                <text:p>29.6725784447476</text:p>
              </table:table-cell>
              <table:table-cell office:value-type="float" office:value="33.5558313487405">
                <text:p>33.5558313487405</text:p>
              </table:table-cell>
              <table:table-cell office:value-type="float" office:value="16.0300693588803">
                <text:p>16.0300693588803</text:p>
              </table:table-cell>
              <table:table-cell office:value-type="float" office:value="16.5020063070331">
                <text:p>16.5020063070331</text:p>
              </table:table-cell>
              <table:table-cell office:value-type="float" office:value="11.0894127493374">
                <text:p>11.0894127493374</text:p>
              </table:table-cell>
              <table:table-cell office:value-type="float" office:value="33.217908425391">
                <text:p>33.217908425391</text:p>
              </table:table-cell>
              <table:table-cell office:value-type="float" office:value="11.7126580744212">
                <text:p>11.7126580744212</text:p>
              </table:table-cell>
              <table:table-cell office:value-type="float" office:value="8.39628750269804">
                <text:p>8.39628750269804</text:p>
              </table:table-cell>
              <table:table-cell office:value-type="float" office:value="32.3484031872847">
                <text:p>32.3484031872847</text:p>
              </table:table-cell>
              <table:table-cell office:value-type="float" office:value="NaN">
                <text:p>NaN</text:p>
              </table:table-cell>
              <table:table-cell office:value-type="float" office:value="15.5369972659404">
                <text:p>15.5369972659404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38.2065443453344">
                <text:p>38.2065443453344</text:p>
              </table:table-cell>
              <table:table-cell office:value-type="float" office:value="38.5743359599228">
                <text:p>38.5743359599228</text:p>
              </table:table-cell>
              <table:table-cell office:value-type="float" office:value="38.6255951356623">
                <text:p>38.6255951356623</text:p>
              </table:table-cell>
              <table:table-cell office:value-type="float" office:value="39.1905914908336">
                <text:p>39.1905914908336</text:p>
              </table:table-cell>
              <table:table-cell office:value-type="float" office:value="35.2077348540068">
                <text:p>35.2077348540068</text:p>
              </table:table-cell>
              <table:table-cell office:value-type="float" office:value="37.2685822098188">
                <text:p>37.2685822098188</text:p>
              </table:table-cell>
              <table:table-cell office:value-type="float" office:value="36.2998624484182">
                <text:p>36.2998624484182</text:p>
              </table:table-cell>
              <table:table-cell office:value-type="float" office:value="34.0439556627175">
                <text:p>34.0439556627175</text:p>
              </table:table-cell>
              <table:table-cell office:value-type="float" office:value="38.0927516317417">
                <text:p>38.0927516317417</text:p>
              </table:table-cell>
              <table:table-cell office:value-type="float" office:value="34.13310398007">
                <text:p>34.13310398007</text:p>
              </table:table-cell>
              <table:table-cell office:value-type="float" office:value="38.3423338811928">
                <text:p>38.3423338811928</text:p>
              </table:table-cell>
              <table:table-cell office:value-type="float" office:value="37.5313222488336">
                <text:p>37.5313222488336</text:p>
              </table:table-cell>
              <table:table-cell office:value-type="float" office:value="38.0318285157519">
                <text:p>38.0318285157519</text:p>
              </table:table-cell>
              <table:table-cell office:value-type="float" office:value="39.993955456363">
                <text:p>39.993955456363</text:p>
              </table:table-cell>
              <table:table-cell office:value-type="float" office:value="40.7155089673862">
                <text:p>40.7155089673862</text:p>
              </table:table-cell>
              <table:table-cell office:value-type="float" office:value="27.0211304593754">
                <text:p>27.0211304593754</text:p>
              </table:table-cell>
              <table:table-cell office:value-type="float" office:value="44.1412151953378">
                <text:p>44.1412151953378</text:p>
              </table:table-cell>
              <table:table-cell office:value-type="float" office:value="38.1840086234227">
                <text:p>38.1840086234227</text:p>
              </table:table-cell>
              <table:table-cell office:value-type="float" office:value="NaN">
                <text:p>NaN</text:p>
              </table:table-cell>
              <table:table-cell office:value-type="float" office:value="37.252704154269">
                <text:p>37.252704154269</text:p>
              </table:table-cell>
            </table:table-row>
            <table:table-row>
              <table:table-cell office:value-type="string">
                <text:p>SWITCH(ISR=5)</text:p>
              </table:table-cell>
              <table:table-cell office:value-type="float" office:value="18.2118593150622">
                <text:p>18.2118593150622</text:p>
              </table:table-cell>
              <table:table-cell office:value-type="float" office:value="38.48736279984">
                <text:p>38.48736279984</text:p>
              </table:table-cell>
              <table:table-cell office:value-type="float" office:value="33.2817071072105">
                <text:p>33.2817071072105</text:p>
              </table:table-cell>
              <table:table-cell office:value-type="float" office:value="37.673343605547">
                <text:p>37.673343605547</text:p>
              </table:table-cell>
              <table:table-cell office:value-type="float" office:value="14.3131243836556">
                <text:p>14.3131243836556</text:p>
              </table:table-cell>
              <table:table-cell office:value-type="float" office:value="25.6004087889627">
                <text:p>25.6004087889627</text:p>
              </table:table-cell>
              <table:table-cell office:value-type="float" office:value="18.2292526364053">
                <text:p>18.2292526364053</text:p>
              </table:table-cell>
              <table:table-cell office:value-type="float" office:value="14.7064129473191">
                <text:p>14.7064129473191</text:p>
              </table:table-cell>
              <table:table-cell office:value-type="float" office:value="38.0604603229131">
                <text:p>38.0604603229131</text:p>
              </table:table-cell>
              <table:table-cell office:value-type="float" office:value="34.130138205113">
                <text:p>34.130138205113</text:p>
              </table:table-cell>
              <table:table-cell office:value-type="float" office:value="36.0413242545198">
                <text:p>36.0413242545198</text:p>
              </table:table-cell>
              <table:table-cell office:value-type="float" office:value="33.5151523541871">
                <text:p>33.5151523541871</text:p>
              </table:table-cell>
              <table:table-cell office:value-type="float" office:value="30.4089094699787">
                <text:p>30.4089094699787</text:p>
              </table:table-cell>
              <table:table-cell office:value-type="float" office:value="39.9044497140466">
                <text:p>39.9044497140466</text:p>
              </table:table-cell>
              <table:table-cell office:value-type="float" office:value="33.217908425391">
                <text:p>33.217908425391</text:p>
              </table:table-cell>
              <table:table-cell office:value-type="float" office:value="26.6595289079229">
                <text:p>26.6595289079229</text:p>
              </table:table-cell>
              <table:table-cell office:value-type="float" office:value="44.0629721562702">
                <text:p>44.0629721562702</text:p>
              </table:table-cell>
              <table:table-cell office:value-type="float" office:value="35.5145520258703">
                <text:p>35.5145520258703</text:p>
              </table:table-cell>
              <table:table-cell office:value-type="float" office:value="NaN">
                <text:p>NaN</text:p>
              </table:table-cell>
              <table:table-cell office:value-type="float" office:value="29.1278444625908">
                <text:p>29.1278444625908</text:p>
              </table:table-cell>
            </table:table-row>
            <table:table-row>
              <table:table-cell office:value-type="string">
                <text:p>SWITCH(ISR=10)</text:p>
              </table:table-cell>
              <table:table-cell office:value-type="float" office:value="24.1368951333364">
                <text:p>24.1368951333364</text:p>
              </table:table-cell>
              <table:table-cell office:value-type="float" office:value="38.5360677694863">
                <text:p>38.5360677694863</text:p>
              </table:table-cell>
              <table:table-cell office:value-type="float" office:value="36.8060574771984">
                <text:p>36.8060574771984</text:p>
              </table:table-cell>
              <table:table-cell office:value-type="float" office:value="37.7645357064243">
                <text:p>37.7645357064243</text:p>
              </table:table-cell>
              <table:table-cell office:value-type="float" office:value="14.4503280024011">
                <text:p>14.4503280024011</text:p>
              </table:table-cell>
              <table:table-cell office:value-type="float" office:value="26.642034511222">
                <text:p>26.642034511222</text:p>
              </table:table-cell>
              <table:table-cell office:value-type="float" office:value="20.2475928473177">
                <text:p>20.2475928473177</text:p>
              </table:table-cell>
              <table:table-cell office:value-type="float" office:value="17.4504327915489">
                <text:p>17.4504327915489</text:p>
              </table:table-cell>
              <table:table-cell office:value-type="float" office:value="38.0604603229131">
                <text:p>38.0604603229131</text:p>
              </table:table-cell>
              <table:table-cell office:value-type="float" office:value="34.130138205113">
                <text:p>34.130138205113</text:p>
              </table:table-cell>
              <table:table-cell office:value-type="float" office:value="38.3087914668098">
                <text:p>38.3087914668098</text:p>
              </table:table-cell>
              <table:table-cell office:value-type="float" office:value="35.660985975939">
                <text:p>35.660985975939</text:p>
              </table:table-cell>
              <table:table-cell office:value-type="float" office:value="32.4728388982598">
                <text:p>32.4728388982598</text:p>
              </table:table-cell>
              <table:table-cell office:value-type="float" office:value="39.9044497140466">
                <text:p>39.9044497140466</text:p>
              </table:table-cell>
              <table:table-cell office:value-type="float" office:value="33.217908425391">
                <text:p>33.217908425391</text:p>
              </table:table-cell>
              <table:table-cell office:value-type="float" office:value="26.7221526402974">
                <text:p>26.7221526402974</text:p>
              </table:table-cell>
              <table:table-cell office:value-type="float" office:value="44.0629721562702">
                <text:p>44.0629721562702</text:p>
              </table:table-cell>
              <table:table-cell office:value-type="float" office:value="35.8823156426352">
                <text:p>35.8823156426352</text:p>
              </table:table-cell>
              <table:table-cell office:value-type="float" office:value="NaN">
                <text:p>NaN</text:p>
              </table:table-cell>
              <table:table-cell office:value-type="float" office:value="30.6432246972339">
                <text:p>30.6432246972339</text:p>
              </table:table-cell>
            </table:table-row>
            <table:table-row>
              <table:table-cell office:value-type="string">
                <text:p>SWITCH(ISR=20)</text:p>
              </table:table-cell>
              <table:table-cell office:value-type="float" office:value="31.252021999353">
                <text:p>31.252021999353</text:p>
              </table:table-cell>
              <table:table-cell office:value-type="float" office:value="38.5360677694863">
                <text:p>38.5360677694863</text:p>
              </table:table-cell>
              <table:table-cell office:value-type="float" office:value="37.6378133425113">
                <text:p>37.6378133425113</text:p>
              </table:table-cell>
              <table:table-cell office:value-type="float" office:value="37.909185245747">
                <text:p>37.909185245747</text:p>
              </table:table-cell>
              <table:table-cell office:value-type="float" office:value="14.5575183295459">
                <text:p>14.5575183295459</text:p>
              </table:table-cell>
              <table:table-cell office:value-type="float" office:value="27.3908258323179">
                <text:p>27.3908258323179</text:p>
              </table:table-cell>
              <table:table-cell office:value-type="float" office:value="26.1485557083906">
                <text:p>26.1485557083906</text:p>
              </table:table-cell>
              <table:table-cell office:value-type="float" office:value="17.6620583184444">
                <text:p>17.6620583184444</text:p>
              </table:table-cell>
              <table:table-cell office:value-type="float" office:value="38.0604603229131">
                <text:p>38.0604603229131</text:p>
              </table:table-cell>
              <table:table-cell office:value-type="float" office:value="34.130138205113">
                <text:p>34.130138205113</text:p>
              </table:table-cell>
              <table:table-cell office:value-type="float" office:value="38.3188541911247">
                <text:p>38.3188541911247</text:p>
              </table:table-cell>
              <table:table-cell office:value-type="float" office:value="36.1884457242535">
                <text:p>36.1884457242535</text:p>
              </table:table-cell>
              <table:table-cell office:value-type="float" office:value="37.993064358977">
                <text:p>37.993064358977</text:p>
              </table:table-cell>
              <table:table-cell office:value-type="float" office:value="39.9044497140466">
                <text:p>39.9044497140466</text:p>
              </table:table-cell>
              <table:table-cell office:value-type="float" office:value="33.8897566667294">
                <text:p>33.8897566667294</text:p>
              </table:table-cell>
              <table:table-cell office:value-type="float" office:value="26.7625550482809">
                <text:p>26.7625550482809</text:p>
              </table:table-cell>
              <table:table-cell office:value-type="float" office:value="44.0926505503993">
                <text:p>44.0926505503993</text:p>
              </table:table-cell>
              <table:table-cell office:value-type="float" office:value="36.3367362035804">
                <text:p>36.3367362035804</text:p>
              </table:table-cell>
              <table:table-cell office:value-type="float" office:value="NaN">
                <text:p>NaN</text:p>
              </table:table-cell>
              <table:table-cell office:value-type="float" office:value="32.0254902898031">
                <text:p>32.02549028980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